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35cm" fo:min-width="7.2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xml:id="id1" draw:id="id1" draw:layer="layout" svg:width="7.7cm" svg:height="2.6cm" svg:x="11.9cm" svg:y="3.1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7cm" svg:height="2.6cm" svg:x="21.9cm" svg:y="3.1cm">
          <text:p text:style-name="P1">Register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9.6cm" svg:y1="4.4cm" svg:x2="21.9cm" svg:y2="4.4cm" draw:start-shape="id1" draw:start-glue-point="1" draw:end-shape="id2" draw:end-glue-point="3" svg:d="M19600 4400h2300" svg:viewBox="0 0 2301 1">
          <text:p/>
        </draw:connector>
        <draw:custom-shape draw:style-name="gr1" draw:text-style-name="P3" xml:id="id3" draw:id="id3" draw:layer="layout" svg:width="7.7cm" svg:height="2.6cm" svg:x="11.9cm" svg:y="8.1cm">
          <text:p text:style-name="P3"><text:span text:style-name="T1">Welcome</text:span></text:p>
          <text:p text:style-name="P3"><text:span text:style-name="T2">Upcoming event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5.75cm" svg:y1="5.7cm" svg:x2="15.75cm" svg:y2="8.1cm" draw:start-shape="id1" draw:start-glue-point="2" draw:end-shape="id3" draw:end-glue-point="0" svg:d="M15750 5700v2400" svg:viewBox="0 0 1 2401">
          <text:p/>
        </draw:connector>
        <draw:custom-shape draw:style-name="gr1" draw:text-style-name="P3" xml:id="id4" draw:id="id4" draw:layer="layout" svg:width="7.7cm" svg:height="2.6cm" svg:x="21.9cm" svg:y="11.1cm">
          <text:p text:style-name="P3"><text:span text:style-name="T1">Schedules</text:span></text:p>
          <text:p text:style-name="P3"><text:span text:style-name="T2">Existing user schedules</text:span></text:p>
          <text:p text:style-name="P3"><text:span text:style-name="T2">New Schedule (popup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9.6cm" svg:y1="9.4cm" svg:x2="21.9cm" svg:y2="12.4cm" draw:start-shape="id3" draw:start-glue-point="1" draw:end-shape="id4" draw:end-glue-point="3" svg:d="M19600 9400c1725 0 575 3000 2300 3000" svg:viewBox="0 0 2301 3001">
          <text:p/>
        </draw:connector>
        <draw:custom-shape draw:style-name="gr1" draw:text-style-name="P3" xml:id="id5" draw:id="id5" draw:layer="layout" svg:width="7.7cm" svg:height="2.6cm" svg:x="2.8cm" svg:y="11.1cm">
          <text:p text:style-name="P3"><text:span text:style-name="T1">Tasks</text:span></text:p>
          <text:p text:style-name="P3"><text:span text:style-name="T2">Existing user schedules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1.9cm" svg:y1="9.4cm" svg:x2="10.5cm" svg:y2="12.4cm" draw:start-shape="id3" draw:start-glue-point="3" draw:end-shape="id5" svg:d="M11900 9400c-1050 0-350 3000-1400 3000" svg:viewBox="0 0 1401 3001">
          <text:p/>
        </draw:connector>
        <draw:connector draw:style-name="gr2" draw:text-style-name="P2" draw:layer="layout" draw:type="curve" svg:x1="10.5cm" svg:y1="12.4cm" svg:x2="21.9cm" svg:y2="12.4cm" draw:start-shape="id5" draw:start-glue-point="1" draw:end-shape="id4" draw:end-glue-point="3" svg:d="M10500 12400h11400" svg:viewBox="0 0 11401 1">
          <text:p/>
        </draw:connector>
        <draw:custom-shape draw:style-name="gr1" draw:text-style-name="P3" xml:id="id6" draw:id="id6" draw:layer="layout" svg:width="7.7cm" svg:height="2.6cm" svg:x="21.9cm" svg:y="15.5cm">
          <text:p text:style-name="P3"><text:span text:style-name="T1">Current Schedule</text:span></text:p>
          <text:p text:style-name="P3"><text:span text:style-name="T2">CRUD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25.75cm" svg:y1="13.7cm" svg:x2="25.75cm" svg:y2="15.5cm" draw:start-shape="id4" draw:start-glue-point="2" draw:end-shape="id6" draw:end-glue-point="0" svg:d="M25750 13700v1800" svg:viewBox="0 0 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3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1:07:23.724143126</meta:creation-date>
    <dc:date>2019-04-23T11:20:13.465665835</dc:date>
    <meta:editing-duration>PT12M49S</meta:editing-duration>
    <meta:editing-cycles>3</meta:editing-cycles>
    <meta:generator>LibreOffice/6.0.7.3$Linux_X86_64 LibreOffice_project/00m0$Build-3</meta:generator>
    <meta:document-statistic meta:object-count="12"/>
  </office:meta>
</office:document-meta>
</file>